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e517" officeooo:paragraph-rsid="001ce5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9T12:29:19.454134823</meta:creation-date>
    <dc:date>2022-11-09T12:29:45.347122815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6.4.7.2$Linux_X86_64 LibreOffice_project/40$Build-2</meta:generator>
  </office:meta>
</office:document-meta>
</file>